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f357" officeooo:paragraph-rsid="001bf35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f357" officeooo:paragraph-rsid="001bf35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1bf357" officeooo:paragraph-rsid="001bf357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 </text:p>
      <text:p text:style-name="P2"/>
      <text:p text:style-name="P3">Behrooz, M., Robertson, J., &amp; Jhala, A. (2019). Story Quality as a Matter of Perception: Using Word Embeddings to Estimate Cognitive Interest. Proceedings of the AAAI Conference on Artificial Intelligence and Interactive Digital Entertainment, 15(1), 3-9. https://doi.org/10.1609/aiide.v15i1.521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3T15:46:12.388000000</meta:creation-date>
    <dc:date>2023-05-13T15:47:37.029000000</dc:date>
    <meta:editing-duration>PT1M25S</meta:editing-duration>
    <meta:editing-cycles>1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2" meta:word-count="38" meta:character-count="307" meta:non-whitespace-character-count="270"/>
  </office:meta>
</office:document-meta>
</file>